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95.81pt"/>
    </style:style>
    <style:style style:name="co2" style:family="table-column">
      <style:table-column-properties fo:break-before="auto" style:column-width="103.21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86.0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fo:background-color="#dddddd" style:text-align-source="fix" style:repeat-content="false" fo:border="0.06pt solid #000000"/>
      <style:paragraph-properties fo:text-align="end" fo:margin-left="0pt"/>
    </style:style>
    <style:style style:name="ce2" style:family="table-cell" style:parent-style-name="Default" style:data-style-name="N3">
      <style:table-cell-properties fo:background-color="#dddddd" style:text-align-source="fix" style:repeat-content="false" fo:border="0.06pt solid #000000"/>
      <style:paragraph-properties fo:text-align="end" fo:margin-left="0pt"/>
      <style:text-properties fo:font-weight="bold" style:font-weight-asian="bold" style:font-weight-complex="bold"/>
    </style:style>
    <style:style style:name="ce3" style:family="table-cell" style:parent-style-name="Default" style:data-style-name="N3">
      <style:table-cell-properties fo:background-color="#dddddd" style:text-align-source="fix" style:repeat-content="false" fo:border="0.06pt solid #000000" style:vertical-align="top"/>
      <style:paragraph-properties fo:text-align="end" fo:margin-left="0pt"/>
    </style:style>
    <style:style style:name="ce4" style:family="table-cell" style:parent-style-name="Default" style:data-style-name="N3">
      <style:table-cell-properties style:text-align-source="fix" style:repeat-content="false" fo:border="0.06pt solid #000000" style:vertical-align="top"/>
      <style:paragraph-properties fo:text-align="end" fo:margin-left="0pt"/>
    </style:style>
    <style:style style:name="ce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</style:style>
    <style:style style:name="ce6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 fo:border="0.06pt solid #000000" style:vertical-align="top"/>
      <style:paragraph-properties fo:text-align="end" fo:margin-left="0pt"/>
    </style:style>
    <style:style style:name="ce8" style:family="table-cell" style:parent-style-name="Default" style:data-style-name="N3">
      <style:table-cell-properties fo:background-color="#dddddd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dddddd" fo:border="0.06pt solid #000000"/>
    </style:style>
    <style:style style:name="ce10" style:family="table-cell" style:parent-style-name="Default" style:data-style-name="N3">
      <style:table-cell-properties fo:background-color="#dddddd" fo:border="0.06pt solid #000000"/>
    </style:style>
    <style:style style:name="ce1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</style:style>
    <style:style style:name="ce12" style:family="table-cell" style:parent-style-name="Default">
      <style:table-cell-properties fo:border="0.06pt solid #000000"/>
    </style:style>
    <style:style style:name="ce13" style:family="table-cell" style:parent-style-name="Default">
      <style:table-cell-properties fo:background-color="#cfe7f5" fo:border="0.06pt solid #000000"/>
    </style:style>
    <style:style style:name="ce14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pt"/>
    </style:style>
    <style:style style:name="ce3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transparent" fo:border="0.06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marker-start="Arrowheads_20_1" draw:marker-start-width="5.67pt" draw:marker-start-center="false" draw:fill="solid" draw:fill-color="#ffffc0" draw:auto-grow-height="true" draw:auto-grow-width="false" fo:min-height="100.8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marker-start="Arrowheads_20_1" draw:marker-start-width="5.67pt" draw:marker-start-center="false" draw:fill="solid" draw:fill-color="#ffffc0" draw:auto-grow-height="true" draw:auto-grow-width="false" fo:min-height="44.82pt" fo:padding-top="2.83pt" fo:padding-bottom="2.83pt" fo:padding-left="2.83pt" fo:padding-right="2.83pt" draw:shadow="hidden" draw:shadow-offset-x="2.83pt" draw:shadow-offset-y="2.83pt" draw:caption-escape-direction="auto"/>
    </style:style>
    <style:style style:name="gr4" style:family="graphic">
      <style:graphic-properties draw:marker-start="Arrowheads_20_1" draw:marker-start-width="5.67pt" draw:marker-start-center="false" draw:fill="solid" draw:fill-color="#ffffc0" draw:auto-grow-height="true" draw:auto-grow-width="false" fo:min-height="112pt" fo:padding-top="2.83pt" fo:padding-bottom="2.83pt" fo:padding-left="2.83pt" fo:padding-right="2.83pt" draw:shadow="hidden" draw:shadow-offset-x="2.83pt" draw:shadow-offset-y="2.83pt" draw:caption-escape-direction="auto"/>
    </style:style>
    <style:style style:name="gr5" style:family="graphic">
      <style:graphic-properties draw:marker-start="Arrowheads_20_1" draw:marker-start-width="5.67pt" draw:marker-start-center="false" draw:fill="solid" draw:fill-color="#ffffc0" draw:auto-grow-height="true" draw:auto-grow-width="false" fo:min-height="33.62pt" fo:padding-top="2.83pt" fo:padding-bottom="2.83pt" fo:padding-left="2.83pt" fo:padding-right="2.83pt" draw:shadow="hidden" draw:shadow-offset-x="2.83pt" draw:shadow-offset-y="2.83pt" draw:caption-escape-direction="auto"/>
    </style:style>
    <style:style style:name="gr6" style:family="graphic">
      <style:graphic-properties draw:marker-start="Arrowheads_20_1" draw:marker-start-width="5.67pt" draw:marker-start-center="false" draw:fill="solid" draw:fill-color="#ffffc0" draw:auto-grow-height="true" draw:auto-grow-width="false" fo:min-height="56.01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s" fo:country="CR" fo:font-style="normal" fo:text-shadow="none" style:text-underline-style="none" fo:font-weight="normal" style:text-underline-mode="continuous" style:text-overline-mode="continuous" style:text-line-through-mode="continuous" style:font-name-asian="WenQuanYi Zen Hei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s" fo:country="CR" fo:font-style="normal" fo:text-shadow="none" style:text-underline-style="none" fo:font-weight="normal" style:text-underline-mode="continuous" style:text-overline-mode="continuous" style:text-line-through-mode="continuous" style:font-name-asian="WenQuanYi Zen Hei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s" fo:country="CR" fo:font-style="normal" fo:text-shadow="none" style:text-underline-style="none" fo:font-weight="normal" style:text-underline-mode="continuous" style:text-overline-mode="continuous" style:text-line-through-mode="continuous" style:font-name-asian="WenQuanYi Zen Hei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1pt" svg:height="255.09pt" svg:x="-0.79pt" svg:y="290.01pt">
            <draw:object draw:notify-on-update-of-ranges="Sheet1.E2:Sheet1.E2 Sheet1.E19:Sheet1.E20 Sheet1.F2:Sheet1.F2 Sheet1.F19:Sheet1.F20 Sheet1.G2:Sheet1.G2 Sheet1.G19:Sheet1.G20 Sheet1.H2:Sheet1.H2 Sheet1.H19:Sheet1.H2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0" draw:style-name="gr1" draw:text-style-name="P1" svg:width="454.14pt" svg:height="254.41pt" svg:x="528.72pt" svg:y="291.2pt">
            <draw:object draw:notify-on-update-of-ranges="Sheet1.J2:Sheet1.J3 Sheet1.J6:Sheet1.J6 Sheet1.J9:Sheet1.J9 Sheet1.J12:Sheet1.J12 Sheet1.J15:Sheet1.J15 Sheet1.J18:Sheet1.J18 Sheet1.K2:Sheet1.K3 Sheet1.K6:Sheet1.K6 Sheet1.K9:Sheet1.K9 Sheet1.K12:Sheet1.K12 Sheet1.K15:Sheet1.K15 Sheet1.K18:Sheet1.K18 Sheet1.L2:Sheet1.L3 Sheet1.L6:Sheet1.L6 Sheet1.L9:Sheet1.L9 Sheet1.L12:Sheet1.L12 Sheet1.L15:Sheet1.L15 Sheet1.L18:Sheet1.L18 Sheet1.M2:Sheet1.M3 Sheet1.M6:Sheet1.M6 Sheet1.M9:Sheet1.M9 Sheet1.M12:Sheet1.M12 Sheet1.M15:Sheet1.M15 Sheet1.M18:Sheet1.M1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4"/>
        <table:table-column table:style-name="co2" table:default-cell-style-name="ce21"/>
        <table:table-column table:style-name="co3" table:default-cell-style-name="ce10"/>
        <table:table-column table:style-name="co4" table:default-cell-style-name="ce13"/>
        <table:table-column table:style-name="co3" table:number-columns-repeated="4" table:default-cell-style-name="ce13"/>
        <table:table-column table:style-name="co3" table:default-cell-style-name="ce32"/>
        <table:table-column table:style-name="co3" table:number-columns-repeated="4" table:default-cell-style-name="ce13"/>
        <table:table-row table:style-name="ro1">
          <table:table-cell table:style-name="ce1" office:value-type="string" calcext:value-type="string">
            <text:p>Function:</text:p>
          </table:table-cell>
          <table:table-cell table:style-name="ce5">
            <office:annotation draw:style-name="gr2" draw:text-style-name="P3" svg:width="296.56pt" svg:height="106.47pt" svg:x="216pt" svg:y="0pt" draw:caption-point-x="-17.29pt" draw:caption-point-y="0.28pt">
              <dc:date>2019-06-11T00:00:00</dc:date>
              <text:p text:style-name="P2"><text:span text:style-name="T1">Name and mathematical definition of the chosen function from:</text:span></text:p>
              <text:p text:style-name="P2"><text:span text:style-name="T1"/></text:p>
              <text:p text:style-name="P2"><text:span text:style-name="T1">https://www.matematica.pt/en/useful/list-curves.php</text:span></text:p>
            </office:annotation>
          </table:table-cell>
          <table:table-cell table:style-name="ce1" office:value-type="string" calcext:value-type="string">
            <text:p>CPU:</text:p>
          </table:table-cell>
          <table:table-cell table:style-name="ce11" office:value-type="float" office:value="16" calcext:value-type="float">
            <office:annotation draw:style-name="gr3" draw:text-style-name="P3" svg:width="118.66pt" svg:height="50.49pt" svg:x="366.04pt" svg:y="0pt" draw:caption-point-x="-17.29pt" draw:caption-point-y="0.28pt">
              <dc:date>2019-06-11T00:00:00</dc:date>
              <text:p text:style-name="P2"><text:span text:style-name="T1">Number of available CPUs in the test machine</text:span></text:p>
            </office:annotation>
            <text:p>16</text:p>
          </table:table-cell>
          <table:table-cell table:style-name="ce14" office:value-type="string" calcext:value-type="string" table:number-columns-spanned="4" table:number-rows-spanned="1">
            <text:p>pthreads</text:p>
          </table:table-cell>
          <table:covered-table-cell table:number-columns-repeated="3" table:style-name="ce15"/>
          <table:table-cell table:style-name="ce5" office:value-type="string" calcext:value-type="string">
            <text:p>CPU: 8</text:p>
          </table:table-cell>
          <table:table-cell table:style-name="ce14" office:value-type="string" calcext:value-type="string" table:number-columns-spanned="4" table:number-rows-spanned="1">
            <text:p>omp</text:p>
          </table:table-cell>
          <table:covered-table-cell table:number-columns-repeated="3" table:style-name="ce15"/>
        </table:table-row>
        <table:table-row table:style-name="ro1">
          <table:table-cell table:style-name="ce2" office:value-type="string" calcext:value-type="string">
            <text:p>n</text:p>
          </table:table-cell>
          <table:table-cell table:style-name="ce6" office:value-type="string" calcext:value-type="string">
            <text:p>area</text:p>
          </table:table-cell>
          <table:table-cell table:style-name="ce8" office:value-type="string" calcext:value-type="string">
            <text:p>variable</text:p>
          </table:table-cell>
          <table:table-cell table:style-name="ce6" office:value-type="string" calcext:value-type="string">
            <text:p>serial</text:p>
          </table:table-cell>
          <table:table-cell table:style-name="ce6" table:formula="of:=1" office:value-type="float" office:value="1" calcext:value-type="float">
            <text:p>1</text:p>
          </table:table-cell>
          <table:table-cell table:style-name="ce6" table:formula="of:=1*[.D1]" office:value-type="float" office:value="16" calcext:value-type="float">
            <text:p>16</text:p>
          </table:table-cell>
          <table:table-cell table:style-name="ce6" table:formula="of:=2*[.D1]" office:value-type="float" office:value="32" calcext:value-type="float">
            <text:p>32</text:p>
          </table:table-cell>
          <table:table-cell table:style-name="ce6" table:formula="of:=4*[.D1]" office:value-type="float" office:value="64" calcext:value-type="float">
            <text:p>64</text:p>
          </table:table-cell>
          <table:table-cell table:style-name="ce31"/>
          <table:table-cell table:style-name="ce6" table:formula="of:=1" office:value-type="float" office:value="1" calcext:value-type="float">
            <text:p>1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32" calcext:value-type="float">
            <text:p>32</text:p>
          </table:table-cell>
        </table:table-row>
        <table:table-row table:style-name="ro1">
          <table:table-cell table:style-name="ce3" office:value-type="float" office:value="1" calcext:value-type="float" table:number-columns-spanned="1" table:number-rows-spanned="3">
            <text:p>1</text:p>
          </table:table-cell>
          <table:table-cell office:value-type="float" office:value="4.314757" calcext:value-type="float" table:number-columns-spanned="1" table:number-rows-spanned="3">
            <office:annotation draw:style-name="gr4" draw:text-style-name="P3" svg:width="199.08pt" svg:height="117.67pt" svg:x="198.71pt" svg:y="25.88pt" draw:caption-point-x="0pt" draw:caption-point-y="0pt">
              <dc:date>2019-06-11T00:00:00</dc:date>
              <text:p text:style-name="P2"><text:span text:style-name="T1">Type here the area calculated with the serial version.</text:span></text:p>
              <text:p text:style-name="P2"><text:span text:style-name="T1"/></text:p>
              <text:p text:style-name="P2"><text:span text:style-name="T1">Check for each concurrent version that reports the same ara.</text:span></text:p>
            </office:annotation>
            <text:p>4.314757</text:p>
          </table:table-cell>
          <table:table-cell table:style-name="ce9" office:value-type="string" calcext:value-type="string">
            <text:p>duration</text:p>
          </table:table-cell>
          <table:table-cell table:style-name="ce12" office:value-type="float" office:value="0.000028693" calcext:value-type="float">
            <office:annotation draw:style-name="gr5" draw:text-style-name="P3" svg:width="137.54pt" svg:height="39.29pt" svg:x="366.04pt" svg:y="0pt" draw:caption-point-x="-17.29pt" draw:caption-point-y="25.88pt">
              <dc:date>2019-06-11T00:00:00</dc:date>
              <text:p text:style-name="P2"><text:span text:style-name="T1">Duration in seconds running with no thread support (main thread calculates everything)</text:span></text:p>
            </office:annotation>
            <text:p>2.8693E-05</text:p>
          </table:table-cell>
          <table:table-cell table:style-name="ce12" office:value-type="float" office:value="0.001648917" calcext:value-type="float">
            <text:p>0.001648917</text:p>
          </table:table-cell>
          <table:table-cell table:style-name="ce12" office:value-type="float" office:value="0.00240402" calcext:value-type="float">
            <office:annotation draw:style-name="gr5" draw:text-style-name="P3" svg:width="147.34pt" svg:height="39.29pt" svg:x="494.05pt" svg:y="0pt" draw:caption-point-x="-17.29pt" draw:caption-point-y="25.88pt">
              <dc:date>2019-06-11T00:00:00</dc:date>
              <text:p text:style-name="P2"><text:span text:style-name="T1">Duration in seconds running with 1 thread</text:span></text:p>
            </office:annotation>
            <text:p>0.00240402</text:p>
          </table:table-cell>
          <table:table-cell table:style-name="ce12" office:value-type="float" office:value="0.003310011" calcext:value-type="float">
            <text:p>0.003310011</text:p>
          </table:table-cell>
          <table:table-cell table:style-name="ce12" office:value-type="float" office:value="0.004963024" calcext:value-type="float">
            <text:p>0.004963024</text:p>
          </table:table-cell>
          <table:table-cell/>
          <table:table-cell table:style-name="ce12" office:value-type="float" office:value="0.001648917" calcext:value-type="float">
            <text:p>0.001648917</text:p>
          </table:table-cell>
          <table:table-cell table:style-name="ce12" office:value-type="float" office:value="0.002876204" calcext:value-type="float">
            <office:annotation draw:style-name="gr5" draw:text-style-name="P3" svg:width="147.34pt" svg:height="39.29pt" svg:x="796.76pt" svg:y="25.88pt" draw:caption-point-x="0pt" draw:caption-point-y="0pt">
              <dc:date>2019-06-11T00:00:00</dc:date>
              <text:p text:style-name="P2"><text:span text:style-name="T1">Duration in seconds running with 1 thread</text:span></text:p>
            </office:annotation>
            <text:p>0.002876204</text:p>
          </table:table-cell>
          <table:table-cell table:style-name="ce12" office:value-type="float" office:value="0.001899068" calcext:value-type="float">
            <text:p>0.001899068</text:p>
          </table:table-cell>
          <table:table-cell table:style-name="ce12" office:value-type="float" office:value="0.002139576" calcext:value-type="float">
            <text:p>0.002139576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speedup</text:p>
          </table:table-cell>
          <table:table-cell>
            <office:annotation draw:style-name="gr6" draw:text-style-name="P3" svg:width="192.47pt" svg:height="61.68pt" svg:x="366.04pt" svg:y="0pt" draw:caption-point-x="-17.29pt" draw:caption-point-y="38.66pt">
              <dc:date>2019-06-11T00:00:00</dc:date>
              <text:p text:style-name="P2"><text:span text:style-name="T1">Type formula here to calculate the speedup relative to the serial version</text:span></text:p>
            </office:annotation>
          </table:table-cell>
          <table:table-cell table:formula="of:=([.D3]/[.E3])" office:value-type="float" office:value="0.0174011184310672" calcext:value-type="float">
            <text:p>0.017401118431067</text:p>
          </table:table-cell>
          <table:table-cell table:formula="of:=([.D3]/[.F3])" office:value-type="float" office:value="0.0119354248300763" calcext:value-type="float">
            <text:p>0.011935424830076</text:p>
          </table:table-cell>
          <table:table-cell table:formula="of:=([.D3]/[.G3])" office:value-type="float" office:value="0.00866855125254871" calcext:value-type="float">
            <text:p>0.008668551252549</text:p>
          </table:table-cell>
          <table:table-cell table:formula="of:=([.D3]/[.H3])" office:value-type="float" office:value="0.00578135427110568" calcext:value-type="float">
            <text:p>0.005781354271106</text:p>
          </table:table-cell>
          <table:table-cell/>
          <table:table-cell table:formula="of:=([.H3]/[.J3])" office:value-type="float" office:value="3.00986890183072" calcext:value-type="float">
            <text:p>3.00986890183072</text:p>
          </table:table-cell>
          <table:table-cell table:formula="of:=([.H3]/[.K3])" office:value-type="float" office:value="1.72554658848955" calcext:value-type="float">
            <text:p>1.72554658848955</text:p>
          </table:table-cell>
          <table:table-cell table:formula="of:=([.H3]/[.L3])" office:value-type="float" office:value="2.61339983613014" calcext:value-type="float">
            <text:p>2.61339983613014</text:p>
          </table:table-cell>
          <table:table-cell table:formula="of:=([.H3]/[.M3])" office:value-type="float" office:value="2.31962968363825" calcext:value-type="float">
            <text:p>2.31962968363825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efficiency</text:p>
          </table:table-cell>
          <table:table-cell>
            <office:annotation draw:style-name="gr6" draw:text-style-name="P3" svg:width="192.47pt" svg:height="61.68pt" svg:x="366.04pt" svg:y="8.67pt" draw:caption-point-x="-17.29pt" draw:caption-point-y="42.8pt">
              <dc:date>2019-06-11T00:00:00</dc:date>
              <text:p text:style-name="P2"><text:span text:style-name="T1">Type formula here to calculate the efficiency relative to the serial version</text:span></text:p>
            </office:annotation>
          </table:table-cell>
          <table:table-cell table:formula="of:=([.E4]/[.E2])" office:value-type="float" office:value="0.0174011184310672" calcext:value-type="float">
            <text:p>0.017401118431067</text:p>
          </table:table-cell>
          <table:table-cell table:formula="of:=([.F4]/[.F2])" office:value-type="float" office:value="0.000745964051879768" calcext:value-type="float">
            <text:p>0.00074596405188</text:p>
          </table:table-cell>
          <table:table-cell table:formula="of:=([.G4]/[.G2])" office:value-type="float" office:value="0.000270892226642147" calcext:value-type="float">
            <text:p>0.000270892226642</text:p>
          </table:table-cell>
          <table:table-cell table:formula="of:=([.H4]/[.H2])" office:value-type="float" office:value="0.0000903336604860263" calcext:value-type="float">
            <text:p>9.03336604860263E-05</text:p>
          </table:table-cell>
          <table:table-cell/>
          <table:table-cell table:formula="of:=([.J4]/[.J2])" office:value-type="float" office:value="3.00986890183072" calcext:value-type="float">
            <text:p>3.00986890183072</text:p>
          </table:table-cell>
          <table:table-cell table:formula="of:=([.K4]/[.K2])" office:value-type="float" office:value="0.215693323561194" calcext:value-type="float">
            <text:p>0.215693323561194</text:p>
          </table:table-cell>
          <table:table-cell table:formula="of:=([.L4]/[.L2])" office:value-type="float" office:value="0.163337489758134" calcext:value-type="float">
            <text:p>0.163337489758134</text:p>
          </table:table-cell>
          <table:table-cell table:formula="of:=([.M4]/[.M2])" office:value-type="float" office:value="0.0724884276136954" calcext:value-type="float">
            <text:p>0.072488427613695</text:p>
          </table:table-cell>
        </table:table-row>
        <table:table-row table:style-name="ro1">
          <table:table-cell table:style-name="ce3" table:formula="of:=[.A3]*10" office:value-type="float" office:value="10" calcext:value-type="float" table:number-columns-spanned="1" table:number-rows-spanned="3">
            <text:p>10</text:p>
          </table:table-cell>
          <table:table-cell office:value-type="float" office:value="2.23449" calcext:value-type="float" table:number-columns-spanned="1" table:number-rows-spanned="3">
            <text:p>2.23449</text:p>
          </table:table-cell>
          <table:table-cell table:style-name="ce9" office:value-type="string" calcext:value-type="string">
            <text:p>duration</text:p>
          </table:table-cell>
          <table:table-cell table:style-name="ce12" office:value-type="float" office:value="0.000030788" calcext:value-type="float">
            <text:p>3.0788E-05</text:p>
          </table:table-cell>
          <table:table-cell table:style-name="ce12" office:value-type="float" office:value="0.001678736" calcext:value-type="float">
            <text:p>0.001678736</text:p>
          </table:table-cell>
          <table:table-cell table:style-name="ce12" office:value-type="float" office:value="0.002454913" calcext:value-type="float">
            <text:p>0.002454913</text:p>
          </table:table-cell>
          <table:table-cell table:style-name="ce12" office:value-type="float" office:value="0.003281377" calcext:value-type="float">
            <text:p>0.003281377</text:p>
          </table:table-cell>
          <table:table-cell table:style-name="ce12" office:value-type="float" office:value="0.005336194" calcext:value-type="float">
            <text:p>0.005336194</text:p>
          </table:table-cell>
          <table:table-cell/>
          <table:table-cell table:style-name="ce12" office:value-type="float" office:value="0.001287673" calcext:value-type="float">
            <text:p>0.001287673</text:p>
          </table:table-cell>
          <table:table-cell table:style-name="ce12" office:value-type="float" office:value="0.001569795" calcext:value-type="float">
            <text:p>0.001569795</text:p>
          </table:table-cell>
          <table:table-cell table:style-name="ce12" office:value-type="float" office:value="0.001707301" calcext:value-type="float">
            <text:p>0.001707301</text:p>
          </table:table-cell>
          <table:table-cell table:style-name="ce12" office:value-type="float" office:value="0.002104529" calcext:value-type="float">
            <text:p>0.002104529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speedup</text:p>
          </table:table-cell>
          <table:table-cell/>
          <table:table-cell table:formula="of:=([.D6]/[.E6])" office:value-type="float" office:value="0.0183399891346823" calcext:value-type="float">
            <text:p>0.018339989134682</text:p>
          </table:table-cell>
          <table:table-cell table:formula="of:=([.D6]/[.F6])" office:value-type="float" office:value="0.012541381303533" calcext:value-type="float">
            <text:p>0.012541381303533</text:p>
          </table:table-cell>
          <table:table-cell table:formula="of:=([.D6]/[.G6])" office:value-type="float" office:value="0.00938264637071571" calcext:value-type="float">
            <text:p>0.009382646370716</text:p>
          </table:table-cell>
          <table:table-cell table:formula="of:=([.D6]/[.H6])" office:value-type="float" office:value="0.00576965530113785" calcext:value-type="float">
            <text:p>0.005769655301138</text:p>
          </table:table-cell>
          <table:table-cell/>
          <table:table-cell table:formula="of:=([.H6]/[.J6])" office:value-type="float" office:value="4.14405986613061" calcext:value-type="float">
            <text:p>4.14405986613061</text:p>
          </table:table-cell>
          <table:table-cell table:formula="of:=([.H6]/[.K6])" office:value-type="float" office:value="3.39929353832825" calcext:value-type="float">
            <text:p>3.39929353832825</text:p>
          </table:table-cell>
          <table:table-cell table:formula="of:=([.H6]/[.L6])" office:value-type="float" office:value="3.12551448162919" calcext:value-type="float">
            <text:p>3.12551448162919</text:p>
          </table:table-cell>
          <table:table-cell table:formula="of:=([.H6]/[.M6])" office:value-type="float" office:value="2.53557636886923" calcext:value-type="float">
            <text:p>2.53557636886923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efficiency</text:p>
          </table:table-cell>
          <table:table-cell/>
          <table:table-cell table:formula="of:=([.E7]/[.E2])" office:value-type="float" office:value="0.0183399891346823" calcext:value-type="float">
            <text:p>0.018339989134682</text:p>
          </table:table-cell>
          <table:table-cell table:formula="of:=([.F7]/[.F2])" office:value-type="float" office:value="0.00078383633147081" calcext:value-type="float">
            <text:p>0.000783836331471</text:p>
          </table:table-cell>
          <table:table-cell table:formula="of:=([.G7]/[.G2])" office:value-type="float" office:value="0.000293207699084866" calcext:value-type="float">
            <text:p>0.000293207699085</text:p>
          </table:table-cell>
          <table:table-cell table:formula="of:=([.H7]/[.H2])" office:value-type="float" office:value="0.0000901508640802789" calcext:value-type="float">
            <text:p>9.01508640802789E-05</text:p>
          </table:table-cell>
          <table:table-cell/>
          <table:table-cell table:formula="of:=([.J7]/[.J2])" office:value-type="float" office:value="4.14405986613061" calcext:value-type="float">
            <text:p>4.14405986613061</text:p>
          </table:table-cell>
          <table:table-cell table:formula="of:=([.K7]/[.K2])" office:value-type="float" office:value="0.424911692291032" calcext:value-type="float">
            <text:p>0.424911692291032</text:p>
          </table:table-cell>
          <table:table-cell table:formula="of:=([.L7]/[.L2])" office:value-type="float" office:value="0.195344655101824" calcext:value-type="float">
            <text:p>0.195344655101824</text:p>
          </table:table-cell>
          <table:table-cell table:formula="of:=([.M7]/[.M2])" office:value-type="float" office:value="0.0792367615271636" calcext:value-type="float">
            <text:p>0.079236761527164</text:p>
          </table:table-cell>
        </table:table-row>
        <table:table-row table:style-name="ro1">
          <table:table-cell table:style-name="ce3" table:formula="of:=[.A6]*100" office:value-type="float" office:value="1000" calcext:value-type="float" table:number-columns-spanned="1" table:number-rows-spanned="3">
            <text:p>1,000</text:p>
          </table:table-cell>
          <table:table-cell office:value-type="float" office:value="2.243918" calcext:value-type="float" table:number-columns-spanned="1" table:number-rows-spanned="3">
            <text:p>2.243918</text:p>
          </table:table-cell>
          <table:table-cell table:style-name="ce9" office:value-type="string" calcext:value-type="string">
            <text:p>duration</text:p>
          </table:table-cell>
          <table:table-cell table:style-name="ce12" office:value-type="float" office:value="0.000188141" calcext:value-type="float">
            <text:p>0.000188141</text:p>
          </table:table-cell>
          <table:table-cell table:style-name="ce12" office:value-type="float" office:value="0.00183904" calcext:value-type="float">
            <text:p>0.00183904</text:p>
          </table:table-cell>
          <table:table-cell table:style-name="ce12" office:value-type="float" office:value="0.002409415" calcext:value-type="float">
            <text:p>0.002409415</text:p>
          </table:table-cell>
          <table:table-cell table:style-name="ce12" office:value-type="float" office:value="0.003325919" calcext:value-type="float">
            <text:p>0.003325919</text:p>
          </table:table-cell>
          <table:table-cell table:style-name="ce12" office:value-type="float" office:value="0.004992069" calcext:value-type="float">
            <text:p>0.004992069</text:p>
          </table:table-cell>
          <table:table-cell/>
          <table:table-cell table:style-name="ce12" office:value-type="float" office:value="0.001163656" calcext:value-type="float">
            <text:p>0.001163656</text:p>
          </table:table-cell>
          <table:table-cell table:style-name="ce12" office:value-type="float" office:value="0.001447667" calcext:value-type="float">
            <text:p>0.001447667</text:p>
          </table:table-cell>
          <table:table-cell table:style-name="ce12" office:value-type="float" office:value="0.001698433" calcext:value-type="float">
            <text:p>0.001698433</text:p>
          </table:table-cell>
          <table:table-cell table:style-name="ce12" office:value-type="float" office:value="0.001965549" calcext:value-type="float">
            <text:p>0.001965549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speedup</text:p>
          </table:table-cell>
          <table:table-cell/>
          <table:table-cell table:formula="of:=([.D9]/[.E9])" office:value-type="float" office:value="0.102303919436228" calcext:value-type="float">
            <text:p>0.102303919436228</text:p>
          </table:table-cell>
          <table:table-cell table:formula="of:=([.D9]/[.F9])" office:value-type="float" office:value="0.0780857594063289" calcext:value-type="float">
            <text:p>0.078085759406329</text:p>
          </table:table-cell>
          <table:table-cell table:formula="of:=([.D9]/[.G9])" office:value-type="float" office:value="0.0565681244792793" calcext:value-type="float">
            <text:p>0.056568124479279</text:p>
          </table:table-cell>
          <table:table-cell table:formula="of:=([.D9]/[.H9])" office:value-type="float" office:value="0.0376879806749466" calcext:value-type="float">
            <text:p>0.037687980674947</text:p>
          </table:table-cell>
          <table:table-cell/>
          <table:table-cell table:formula="of:=([.H9]/[.J9])" office:value-type="float" office:value="4.28998690334601" calcext:value-type="float">
            <text:p>4.28998690334601</text:p>
          </table:table-cell>
          <table:table-cell table:formula="of:=([.H9]/[.K9])" office:value-type="float" office:value="3.44835449036277" calcext:value-type="float">
            <text:p>3.44835449036277</text:p>
          </table:table-cell>
          <table:table-cell table:formula="of:=([.H9]/[.L9])" office:value-type="float" office:value="2.93922044614065" calcext:value-type="float">
            <text:p>2.93922044614065</text:p>
          </table:table-cell>
          <table:table-cell table:formula="of:=([.H9]/[.M9])" office:value-type="float" office:value="2.53978354139225" calcext:value-type="float">
            <text:p>2.53978354139225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efficiency</text:p>
          </table:table-cell>
          <table:table-cell/>
          <table:table-cell table:formula="of:=([.E10]/[.E2])" office:value-type="float" office:value="0.102303919436228" calcext:value-type="float">
            <text:p>0.102303919436228</text:p>
          </table:table-cell>
          <table:table-cell table:formula="of:=([.F10]/[.F2])" office:value-type="float" office:value="0.00488035996289556" calcext:value-type="float">
            <text:p>0.004880359962896</text:p>
          </table:table-cell>
          <table:table-cell table:formula="of:=([.G10]/[.G2])" office:value-type="float" office:value="0.00176775388997748" calcext:value-type="float">
            <text:p>0.001767753889977</text:p>
          </table:table-cell>
          <table:table-cell table:formula="of:=([.H10]/[.H2])" office:value-type="float" office:value="0.000588874698046041" calcext:value-type="float">
            <text:p>0.000588874698046</text:p>
          </table:table-cell>
          <table:table-cell/>
          <table:table-cell table:formula="of:=([.J10]/[.J2])" office:value-type="float" office:value="4.28998690334601" calcext:value-type="float">
            <text:p>4.28998690334601</text:p>
          </table:table-cell>
          <table:table-cell table:formula="of:=([.K10]/[.K2])" office:value-type="float" office:value="0.431044311295346" calcext:value-type="float">
            <text:p>0.431044311295346</text:p>
          </table:table-cell>
          <table:table-cell table:formula="of:=([.L10]/[.L2])" office:value-type="float" office:value="0.183701277883791" calcext:value-type="float">
            <text:p>0.183701277883791</text:p>
          </table:table-cell>
          <table:table-cell table:formula="of:=([.M10]/[.M2])" office:value-type="float" office:value="0.0793682356685079" calcext:value-type="float">
            <text:p>0.079368235668508</text:p>
          </table:table-cell>
        </table:table-row>
        <table:table-row table:style-name="ro1">
          <table:table-cell table:style-name="ce3" table:formula="of:=[.A9]*1000" office:value-type="float" office:value="1000000" calcext:value-type="float" table:number-columns-spanned="1" table:number-rows-spanned="3">
            <text:p>1,000,000</text:p>
          </table:table-cell>
          <table:table-cell office:value-type="float" office:value="2.237954" calcext:value-type="float" table:number-columns-spanned="1" table:number-rows-spanned="3">
            <text:p>2.237954</text:p>
          </table:table-cell>
          <table:table-cell table:style-name="ce9" office:value-type="string" calcext:value-type="string">
            <text:p>duration</text:p>
          </table:table-cell>
          <table:table-cell table:style-name="ce12" office:value-type="float" office:value="0.09362117" calcext:value-type="float">
            <text:p>0.09362117</text:p>
          </table:table-cell>
          <table:table-cell table:style-name="ce12" office:value-type="float" office:value="0.130314447" calcext:value-type="float">
            <text:p>0.130314447</text:p>
          </table:table-cell>
          <table:table-cell table:style-name="ce12" office:value-type="float" office:value="0.018176753" calcext:value-type="float">
            <text:p>0.018176753</text:p>
          </table:table-cell>
          <table:table-cell table:style-name="ce12" office:value-type="float" office:value="0.018851358" calcext:value-type="float">
            <text:p>0.018851358</text:p>
          </table:table-cell>
          <table:table-cell table:style-name="ce12" office:value-type="float" office:value="0.017905499" calcext:value-type="float">
            <text:p>0.017905499</text:p>
          </table:table-cell>
          <table:table-cell/>
          <table:table-cell table:style-name="ce12" office:value-type="float" office:value="0.042315304" calcext:value-type="float">
            <text:p>0.042315304</text:p>
          </table:table-cell>
          <table:table-cell table:style-name="ce12" office:value-type="float" office:value="0.138474565" calcext:value-type="float">
            <text:p>0.138474565</text:p>
          </table:table-cell>
          <table:table-cell table:style-name="ce12" office:value-type="float" office:value="0.134141867" calcext:value-type="float">
            <text:p>0.134141867</text:p>
          </table:table-cell>
          <table:table-cell table:style-name="ce12" office:value-type="float" office:value="0.13687994" calcext:value-type="float">
            <text:p>0.13687994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speedup</text:p>
          </table:table-cell>
          <table:table-cell/>
          <table:table-cell table:formula="of:=([.D12]/[.E12])" office:value-type="float" office:value="0.718425102935824" calcext:value-type="float">
            <text:p>0.718425102935824</text:p>
          </table:table-cell>
          <table:table-cell table:formula="of:=([.D12]/[.F12])" office:value-type="float" office:value="5.1505992296864" calcext:value-type="float">
            <text:p>5.1505992296864</text:p>
          </table:table-cell>
          <table:table-cell table:formula="of:=([.D12]/[.G12])" office:value-type="float" office:value="4.96628253518924" calcext:value-type="float">
            <text:p>4.96628253518924</text:p>
          </table:table-cell>
          <table:table-cell table:formula="of:=([.D12]/[.H12])" office:value-type="float" office:value="5.22862669172191" calcext:value-type="float">
            <text:p>5.22862669172191</text:p>
          </table:table-cell>
          <table:table-cell/>
          <table:table-cell table:formula="of:=([.H12]/[.J12])" office:value-type="float" office:value="0.423144756327403" calcext:value-type="float">
            <text:p>0.423144756327403</text:p>
          </table:table-cell>
          <table:table-cell table:formula="of:=([.H12]/[.K12])" office:value-type="float" office:value="0.129305327660715" calcext:value-type="float">
            <text:p>0.129305327660715</text:p>
          </table:table-cell>
          <table:table-cell table:formula="of:=([.H12]/[.L12])" office:value-type="float" office:value="0.133481808479675" calcext:value-type="float">
            <text:p>0.133481808479675</text:p>
          </table:table-cell>
          <table:table-cell table:formula="of:=([.H12]/[.M12])" office:value-type="float" office:value="0.130811709882398" calcext:value-type="float">
            <text:p>0.130811709882398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efficiency</text:p>
          </table:table-cell>
          <table:table-cell/>
          <table:table-cell table:formula="of:=([.E13]/[.E2])" office:value-type="float" office:value="0.718425102935824" calcext:value-type="float">
            <text:p>0.718425102935824</text:p>
          </table:table-cell>
          <table:table-cell table:formula="of:=([.F13]/[.F2])" office:value-type="float" office:value="0.3219124518554" calcext:value-type="float">
            <text:p>0.3219124518554</text:p>
          </table:table-cell>
          <table:table-cell table:formula="of:=([.G13]/[.G2])" office:value-type="float" office:value="0.155196329224664" calcext:value-type="float">
            <text:p>0.155196329224664</text:p>
          </table:table-cell>
          <table:table-cell table:formula="of:=([.H13]/[.H2])" office:value-type="float" office:value="0.0816972920581549" calcext:value-type="float">
            <text:p>0.081697292058155</text:p>
          </table:table-cell>
          <table:table-cell/>
          <table:table-cell table:formula="of:=([.J13]/[.J2])" office:value-type="float" office:value="0.423144756327403" calcext:value-type="float">
            <text:p>0.423144756327403</text:p>
          </table:table-cell>
          <table:table-cell table:formula="of:=([.K13]/[.K2])" office:value-type="float" office:value="0.0161631659575894" calcext:value-type="float">
            <text:p>0.016163165957589</text:p>
          </table:table-cell>
          <table:table-cell table:formula="of:=([.L13]/[.L2])" office:value-type="float" office:value="0.00834261302997967" calcext:value-type="float">
            <text:p>0.00834261302998</text:p>
          </table:table-cell>
          <table:table-cell table:formula="of:=([.M13]/[.M2])" office:value-type="float" office:value="0.00408786593382493" calcext:value-type="float">
            <text:p>0.004087865933825</text:p>
          </table:table-cell>
        </table:table-row>
        <table:table-row table:style-name="ro1">
          <table:table-cell table:style-name="ce3" table:formula="of:=[.A12]*1000" office:value-type="float" office:value="1000000000" calcext:value-type="float" table:number-columns-spanned="1" table:number-rows-spanned="3">
            <text:p>1,000,000,000</text:p>
          </table:table-cell>
          <table:table-cell office:value-type="float" office:value="2.237947" calcext:value-type="float" table:number-columns-spanned="1" table:number-rows-spanned="3">
            <text:p>2.237947</text:p>
          </table:table-cell>
          <table:table-cell table:style-name="ce9" office:value-type="string" calcext:value-type="string">
            <text:p>duration</text:p>
          </table:table-cell>
          <table:table-cell table:style-name="ce12" office:value-type="float" office:value="63.046481" calcext:value-type="float">
            <text:p>63.046481</text:p>
          </table:table-cell>
          <table:table-cell table:style-name="ce12" office:value-type="float" office:value="92.118597367" calcext:value-type="float">
            <text:p>92.118597367</text:p>
          </table:table-cell>
          <table:table-cell table:style-name="ce12" office:value-type="float" office:value="9.685561621" calcext:value-type="float">
            <text:p>9.685561621</text:p>
          </table:table-cell>
          <table:table-cell table:style-name="ce12" office:value-type="float" office:value="9.807551497" calcext:value-type="float">
            <text:p>9.807551497</text:p>
          </table:table-cell>
          <table:table-cell table:style-name="ce12" office:value-type="float" office:value="9.758421152" calcext:value-type="float">
            <text:p>9.758421152</text:p>
          </table:table-cell>
          <table:table-cell/>
          <table:table-cell table:style-name="ce12" office:value-type="float" office:value="92.118597367" calcext:value-type="float">
            <text:p>92.118597367</text:p>
          </table:table-cell>
          <table:table-cell table:style-name="ce12" office:value-type="float" office:value="158.013176669" calcext:value-type="float">
            <text:p>158.013176669</text:p>
          </table:table-cell>
          <table:table-cell table:style-name="ce12" office:value-type="float" office:value="181.492296893" calcext:value-type="float">
            <text:p>181.492296893</text:p>
          </table:table-cell>
          <table:table-cell table:style-name="ce12" office:value-type="float" office:value="171.639371773" calcext:value-type="float">
            <text:p>171.639371773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speedup</text:p>
          </table:table-cell>
          <table:table-cell/>
          <table:table-cell table:formula="of:=([.D15]/[.E15])" office:value-type="float" office:value="0.684405568495829" calcext:value-type="float">
            <text:p>0.684405568495829</text:p>
          </table:table-cell>
          <table:table-cell table:formula="of:=([.D15]/[.F15])" office:value-type="float" office:value="6.50932630104837" calcext:value-type="float">
            <text:p>6.50932630104837</text:p>
          </table:table-cell>
          <table:table-cell table:formula="of:=([.D15]/[.G15])" office:value-type="float" office:value="6.42836094404246" calcext:value-type="float">
            <text:p>6.42836094404246</text:p>
          </table:table-cell>
          <table:table-cell table:formula="of:=([.D15]/[.H15])" office:value-type="float" office:value="6.46072556389704" calcext:value-type="float">
            <text:p>6.46072556389704</text:p>
          </table:table-cell>
          <table:table-cell/>
          <table:table-cell table:formula="of:=([.H15]/[.J15])" office:value-type="float" office:value="0.105933236403096" calcext:value-type="float">
            <text:p>0.105933236403096</text:p>
          </table:table-cell>
          <table:table-cell table:formula="of:=([.H15]/[.K15])" office:value-type="float" office:value="0.0617570088628847" calcext:value-type="float">
            <text:p>0.061757008862885</text:p>
          </table:table-cell>
          <table:table-cell table:formula="of:=([.H15]/[.L15])" office:value-type="float" office:value="0.0537676877699837" calcext:value-type="float">
            <text:p>0.053767687769984</text:p>
          </table:table-cell>
          <table:table-cell table:formula="of:=([.H15]/[.M15])" office:value-type="float" office:value="0.0568542115436423" calcext:value-type="float">
            <text:p>0.056854211543642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efficiency</text:p>
          </table:table-cell>
          <table:table-cell/>
          <table:table-cell table:formula="of:=([.E16]/[.E2])" office:value-type="float" office:value="0.684405568495829" calcext:value-type="float">
            <text:p>0.684405568495829</text:p>
          </table:table-cell>
          <table:table-cell table:formula="of:=([.F16]/[.F2])" office:value-type="float" office:value="0.406832893815523" calcext:value-type="float">
            <text:p>0.406832893815523</text:p>
          </table:table-cell>
          <table:table-cell table:formula="of:=([.G16]/[.G2])" office:value-type="float" office:value="0.200886279501327" calcext:value-type="float">
            <text:p>0.200886279501327</text:p>
          </table:table-cell>
          <table:table-cell table:formula="of:=([.H16]/[.H2])" office:value-type="float" office:value="0.100948836935891" calcext:value-type="float">
            <text:p>0.100948836935891</text:p>
          </table:table-cell>
          <table:table-cell/>
          <table:table-cell table:formula="of:=([.J16]/[.J2])" office:value-type="float" office:value="0.105933236403096" calcext:value-type="float">
            <text:p>0.105933236403096</text:p>
          </table:table-cell>
          <table:table-cell table:formula="of:=([.K16]/[.K2])" office:value-type="float" office:value="0.00771962610786059" calcext:value-type="float">
            <text:p>0.007719626107861</text:p>
          </table:table-cell>
          <table:table-cell table:formula="of:=([.L16]/[.L2])" office:value-type="float" office:value="0.00336048048562398" calcext:value-type="float">
            <text:p>0.003360480485624</text:p>
          </table:table-cell>
          <table:table-cell table:formula="of:=([.M16]/[.M2])" office:value-type="float" office:value="0.00177669411073882" calcext:value-type="float">
            <text:p>0.001776694110739</text:p>
          </table:table-cell>
        </table:table-row>
        <table:table-row table:style-name="ro1">
          <table:table-cell table:style-name="ce3" table:formula="of:=[.A15]*10" office:value-type="float" office:value="10000000000" calcext:value-type="float" table:number-columns-spanned="1" table:number-rows-spanned="3">
            <office:annotation draw:style-name="gr3" draw:text-style-name="P3" svg:width="144.77pt" svg:height="50.49pt" svg:x="112.79pt" svg:y="175.07pt" draw:caption-point-x="-17.29pt" draw:caption-point-y="42.8pt">
              <dc:date>2019-06-11T00:00:00</dc:date>
              <text:p text:style-name="P2"><text:span text:style-name="T1">Create a combinated graph with the results of this n</text:span></text:p>
            </office:annotation>
            <text:p>10,000,000,000</text:p>
          </table:table-cell>
          <table:table-cell office:value-type="float" office:value="2.237947" calcext:value-type="float" table:number-columns-spanned="1" table:number-rows-spanned="3">
            <text:p>2.237947</text:p>
          </table:table-cell>
          <table:table-cell table:style-name="ce9" office:value-type="string" calcext:value-type="string">
            <text:p>duration</text:p>
          </table:table-cell>
          <table:table-cell table:style-name="ce12" office:value-type="float" office:value="624.394870539" calcext:value-type="float">
            <text:p>624.394870539</text:p>
          </table:table-cell>
          <table:table-cell table:style-name="ce12" office:value-type="float" office:value="708.3547444" calcext:value-type="float">
            <text:p>708.3547444</text:p>
          </table:table-cell>
          <table:table-cell table:style-name="ce12" office:value-type="float" office:value="96.49181399" calcext:value-type="float">
            <text:p>96.49181399</text:p>
          </table:table-cell>
          <table:table-cell table:style-name="ce12" office:value-type="float" office:value="96.565062673" calcext:value-type="float">
            <text:p>96.565062673</text:p>
          </table:table-cell>
          <table:table-cell table:style-name="ce12" office:value-type="float" office:value="96.600286281" calcext:value-type="float">
            <text:p>96.600286281</text:p>
          </table:table-cell>
          <table:table-cell/>
          <table:table-cell table:style-name="ce12" office:value-type="float" office:value="708.3547444" calcext:value-type="float">
            <text:p>708.3547444</text:p>
          </table:table-cell>
          <table:table-cell table:style-name="ce12" office:value-type="float" office:value="231.426154708" calcext:value-type="float">
            <text:p>231.426154708</text:p>
          </table:table-cell>
          <table:table-cell table:style-name="ce12" office:value-type="float" office:value="243.622530747" calcext:value-type="float">
            <text:p>243.622530747</text:p>
          </table:table-cell>
          <table:table-cell table:style-name="ce12" office:value-type="float" office:value="240.472388651" calcext:value-type="float">
            <text:p>240.472388651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speedup</text:p>
          </table:table-cell>
          <table:table-cell/>
          <table:table-cell table:formula="of:=([.D18]/[.E18])" office:value-type="float" office:value="0.881471996164695" calcext:value-type="float">
            <text:p>0.881471996164695</text:p>
          </table:table-cell>
          <table:table-cell table:formula="of:=([.D18]/[.F18])" office:value-type="float" office:value="6.47096209222173" calcext:value-type="float">
            <text:p>6.47096209222173</text:p>
          </table:table-cell>
          <table:table-cell table:formula="of:=([.D18]/[.G18])" office:value-type="float" office:value="6.46605359386965" calcext:value-type="float">
            <text:p>6.46605359386965</text:p>
          </table:table-cell>
          <table:table-cell table:formula="of:=([.D18]/[.H18])" office:value-type="float" office:value="6.4636958603073" calcext:value-type="float">
            <text:p>6.4636958603073</text:p>
          </table:table-cell>
          <table:table-cell/>
          <table:table-cell table:formula="of:=([.H18]/[.J18])" office:value-type="float" office:value="0.136372752557511" calcext:value-type="float">
            <text:p>0.136372752557511</text:p>
          </table:table-cell>
          <table:table-cell table:formula="of:=([.H18]/[.K18])" office:value-type="float" office:value="0.417413003309348" calcext:value-type="float">
            <text:p>0.417413003309348</text:p>
          </table:table-cell>
          <table:table-cell table:formula="of:=([.H18]/[.L18])" office:value-type="float" office:value="0.39651622526374" calcext:value-type="float">
            <text:p>0.39651622526374</text:p>
          </table:table-cell>
          <table:table-cell table:formula="of:=([.H18]/[.M18])" office:value-type="float" office:value="0.401710511642969" calcext:value-type="float">
            <text:p>0.401710511642969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efficiency</text:p>
          </table:table-cell>
          <table:table-cell/>
          <table:table-cell table:formula="of:=([.E19]/[.E2])" office:value-type="float" office:value="0.881471996164695" calcext:value-type="float">
            <text:p>0.881471996164695</text:p>
          </table:table-cell>
          <table:table-cell table:formula="of:=([.F19]/[.F2])" office:value-type="float" office:value="0.404435130763858" calcext:value-type="float">
            <text:p>0.404435130763858</text:p>
          </table:table-cell>
          <table:table-cell table:formula="of:=([.G19]/[.G2])" office:value-type="float" office:value="0.202064174808427" calcext:value-type="float">
            <text:p>0.202064174808427</text:p>
          </table:table-cell>
          <table:table-cell table:formula="of:=([.H19]/[.H2])" office:value-type="float" office:value="0.100995247817302" calcext:value-type="float">
            <text:p>0.100995247817302</text:p>
          </table:table-cell>
          <table:table-cell/>
          <table:table-cell table:formula="of:=([.J19]/[.J2])" office:value-type="float" office:value="0.136372752557511" calcext:value-type="float">
            <text:p>0.136372752557511</text:p>
          </table:table-cell>
          <table:table-cell table:formula="of:=([.K19]/[.K2])" office:value-type="float" office:value="0.0521766254136685" calcext:value-type="float">
            <text:p>0.052176625413669</text:p>
          </table:table-cell>
          <table:table-cell table:formula="of:=([.L19]/[.L2])" office:value-type="float" office:value="0.0247822640789838" calcext:value-type="float">
            <text:p>0.024782264078984</text:p>
          </table:table-cell>
          <table:table-cell table:formula="of:=([.M19]/[.M2])" office:value-type="float" office:value="0.0125534534888428" calcext:value-type="float">
            <text:p>0.01255345348884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s" fo:country="C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C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s" number:country="CR">₡</number:currency-symbol>
      <number:text> </number:text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s" number:country="CR">₡</number:currency-symbol>
      <number:text> </number:text>
      <number:number number:decimal-places="2" loext:min-decimal-places="2" number:min-integer-digits="1" number:grouping="true"/>
      <style:map style:condition="value()&gt;=0" style:apply-style-name="N122P0"/>
    </number:currency-style>
    <number:number-style style:name="N123">
      <number:number number:decimal-places="1" loext:min-decimal-places="1" number:min-integer-digits="1" number:grouping="true"/>
    </number:number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7">00/00/0000</text:date>, <text:time style:data-style-name="N2" text:time-value="17:38:59.10403757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1T10:24:21.882605433</meta:creation-date>
    <dc:date>2019-12-07T19:44:38.146085444</dc:date>
    <meta:editing-duration>PT1H42M23S</meta:editing-duration>
    <meta:editing-cycles>16</meta:editing-cycles>
    <meta:generator>LibreOffice/6.0.7.3$Linux_X86_64 LibreOffice_project/00m0$Build-3</meta:generator>
    <meta:document-statistic meta:table-count="1" meta:cell-count="198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tacked="true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bottom" svg:x="2.715cm" svg:y="8.401cm" style:legend-expansion="wide" chart:style-name="ch2"/>
        <chart:plot-area chart:style-name="ch3" table:cell-range-address="Sheet1.E2:Sheet1.H2 Sheet1.E19:Sheet1.H20" svg:x="0.32cm" svg:y="0.18cm" svg:width="15.36cm" svg:height="7.857cm">
          <chartooo:coordinate-region svg:x="1.127cm" svg:y="0.379cm" svg:width="14.459cm" svg:height="7.01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E2:Sheet1.E2 Sheet1.E19:Sheet1.E20" chart:class="chart:line">
            <chart:data-point chart:repeated="3"/>
          </chart:series>
          <chart:series chart:style-name="ch7" chart:values-cell-range-address="Sheet1.F2:Sheet1.F2 Sheet1.F19:Sheet1.F20" chart:class="chart:line">
            <chart:data-point chart:repeated="3"/>
          </chart:series>
          <chart:series chart:style-name="ch8" chart:values-cell-range-address="Sheet1.G2:Sheet1.G2 Sheet1.G19:Sheet1.G20" chart:class="chart:line">
            <chart:data-point chart:repeated="3"/>
          </chart:series>
          <chart:series chart:style-name="ch9" chart:values-cell-range-address="Sheet1.H2:Sheet1.H2 Sheet1.H19:Sheet1.H20" chart:class="chart:line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 Column E</text:p>
              </table:table-cell>
              <table:table-cell office:value-type="string">
                <text:p>Column F Column F</text:p>
              </table:table-cell>
              <table:table-cell office:value-type="string">
                <text:p>Column G Column G</text:p>
              </table:table-cell>
              <table:table-cell office:value-type="string">
                <text:p>Column H 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E2:Sheet1.E2 Sheet1.E19:Sheet1.E20</svg:desc>
                </draw:g>
              </table:table-cell>
              <table:table-cell office:value-type="float" office:value="16">
                <text:p>16</text:p>
                <draw:g>
                  <svg:desc>Sheet1.F2:Sheet1.F2 Sheet1.F19:Sheet1.F20</svg:desc>
                </draw:g>
              </table:table-cell>
              <table:table-cell office:value-type="float" office:value="32">
                <text:p>32</text:p>
                <draw:g>
                  <svg:desc>Sheet1.G2:Sheet1.G2 Sheet1.G19:Sheet1.G20</svg:desc>
                </draw:g>
              </table:table-cell>
              <table:table-cell office:value-type="float" office:value="64">
                <text:p>64</text:p>
                <draw:g>
                  <svg:desc>Sheet1.H2:Sheet1.H2 Sheet1.H19:Sheet1.H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881471996164695">
                <text:p>0.881471996164695</text:p>
              </table:table-cell>
              <table:table-cell office:value-type="float" office:value="6.47096209222173">
                <text:p>6.47096209222173</text:p>
              </table:table-cell>
              <table:table-cell office:value-type="float" office:value="6.46605359386965">
                <text:p>6.46605359386965</text:p>
              </table:table-cell>
              <table:table-cell office:value-type="float" office:value="6.4636958603073">
                <text:p>6.463695860307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881471996164695">
                <text:p>0.881471996164695</text:p>
              </table:table-cell>
              <table:table-cell office:value-type="float" office:value="0.404435130763858">
                <text:p>0.404435130763858</text:p>
              </table:table-cell>
              <table:table-cell office:value-type="float" office:value="0.202064174808427">
                <text:p>0.202064174808427</text:p>
              </table:table-cell>
              <table:table-cell office:value-type="float" office:value="0.100995247817302">
                <text:p>0.10099524781730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tacked="true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22cm" svg:height="8.976cm" xlink:href=".." xlink:type="simple" chart:class="chart:line" chart:style-name="ch1">
        <chart:legend chart:legend-position="end" svg:x="13.117cm" svg:y="3.442cm" style:legend-expansion="high" chart:style-name="ch2"/>
        <chart:plot-area chart:style-name="ch3" table:cell-range-address="Sheet1.J2:Sheet1.M3 Sheet1.J6:Sheet1.M6 Sheet1.J9:Sheet1.M9 Sheet1.J12:Sheet1.M12 Sheet1.J15:Sheet1.M15 Sheet1.J18:Sheet1.M18" svg:x="1.331cm" svg:y="0.179cm" svg:width="11.466cm" svg:height="7.637cm">
          <chartooo:coordinate-region svg:x="2.138cm" svg:y="0.378cm" svg:width="10.38cm" svg:height="6.791cm"/>
          <chart:axis chart:dimension="x" chart:name="primary-x" chart:style-name="ch4">
            <chart:title svg:x="6.001cm" svg:y="7.995cm" chart:style-name="ch5">
              <text:p>threads (omp)</text:p>
            </chart:title>
          </chart:axis>
          <chart:axis chart:dimension="y" chart:name="primary-y" chart:style-name="ch4">
            <chart:title svg:x="0.451cm" svg:y="4.676cm" chart:style-name="ch6">
              <text:p>Tiempos</text:p>
            </chart:title>
            <chart:grid chart:style-name="ch7" chart:class="major"/>
          </chart:axis>
          <chart:series chart:style-name="ch8" chart:values-cell-range-address="Sheet1.J2:Sheet1.J3 Sheet1.J6:Sheet1.J6 Sheet1.J9:Sheet1.J9 Sheet1.J12:Sheet1.J12 Sheet1.J15:Sheet1.J15 Sheet1.J18:Sheet1.J18" chart:class="chart:line">
            <chart:data-point chart:repeated="7"/>
          </chart:series>
          <chart:series chart:style-name="ch9" chart:values-cell-range-address="Sheet1.K2:Sheet1.K3 Sheet1.K6:Sheet1.K6 Sheet1.K9:Sheet1.K9 Sheet1.K12:Sheet1.K12 Sheet1.K15:Sheet1.K15 Sheet1.K18:Sheet1.K18" chart:class="chart:line">
            <chart:data-point chart:repeated="7"/>
          </chart:series>
          <chart:series chart:style-name="ch10" chart:values-cell-range-address="Sheet1.L2:Sheet1.L3 Sheet1.L6:Sheet1.L6 Sheet1.L9:Sheet1.L9 Sheet1.L12:Sheet1.L12 Sheet1.L15:Sheet1.L15 Sheet1.L18:Sheet1.L18" chart:class="chart:line">
            <chart:data-point chart:repeated="7"/>
          </chart:series>
          <chart:series chart:style-name="ch11" chart:values-cell-range-address="Sheet1.M2:Sheet1.M3 Sheet1.M6:Sheet1.M6 Sheet1.M9:Sheet1.M9 Sheet1.M12:Sheet1.M12 Sheet1.M15:Sheet1.M15 Sheet1.M18:Sheet1.M18" chart:class="chart:line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 Column J Column J Column J Column J Column J</text:p>
              </table:table-cell>
              <table:table-cell office:value-type="string">
                <text:p>Column K Column K Column K Column K Column K Column K</text:p>
              </table:table-cell>
              <table:table-cell office:value-type="string">
                <text:p>Column L Column L Column L Column L Column L Column L</text:p>
              </table:table-cell>
              <table:table-cell office:value-type="string">
                <text:p>Column M Column M Column M Column M Column M Column 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J2:Sheet1.J3 Sheet1.J6:Sheet1.J6 Sheet1.J9:Sheet1.J9 Sheet1.J12:Sheet1.J12 Sheet1.J15:Sheet1.J15 Sheet1.J18:Sheet1.J18</svg:desc>
                </draw:g>
              </table:table-cell>
              <table:table-cell office:value-type="float" office:value="8">
                <text:p>8</text:p>
                <draw:g>
                  <svg:desc>Sheet1.K2:Sheet1.K3 Sheet1.K6:Sheet1.K6 Sheet1.K9:Sheet1.K9 Sheet1.K12:Sheet1.K12 Sheet1.K15:Sheet1.K15 Sheet1.K18:Sheet1.K18</svg:desc>
                </draw:g>
              </table:table-cell>
              <table:table-cell office:value-type="float" office:value="16">
                <text:p>16</text:p>
                <draw:g>
                  <svg:desc>Sheet1.L2:Sheet1.L3 Sheet1.L6:Sheet1.L6 Sheet1.L9:Sheet1.L9 Sheet1.L12:Sheet1.L12 Sheet1.L15:Sheet1.L15 Sheet1.L18:Sheet1.L18</svg:desc>
                </draw:g>
              </table:table-cell>
              <table:table-cell office:value-type="float" office:value="32">
                <text:p>32</text:p>
                <draw:g>
                  <svg:desc>Sheet1.M2:Sheet1.M3 Sheet1.M6:Sheet1.M6 Sheet1.M9:Sheet1.M9 Sheet1.M12:Sheet1.M12 Sheet1.M15:Sheet1.M15 Sheet1.M18:Sheet1.M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1648917">
                <text:p>0.001648917</text:p>
              </table:table-cell>
              <table:table-cell office:value-type="float" office:value="0.002876204">
                <text:p>0.002876204</text:p>
              </table:table-cell>
              <table:table-cell office:value-type="float" office:value="0.001899068">
                <text:p>0.001899068</text:p>
              </table:table-cell>
              <table:table-cell office:value-type="float" office:value="0.002139576">
                <text:p>0.00213957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1287673">
                <text:p>0.001287673</text:p>
              </table:table-cell>
              <table:table-cell office:value-type="float" office:value="0.001569795">
                <text:p>0.001569795</text:p>
              </table:table-cell>
              <table:table-cell office:value-type="float" office:value="0.001707301">
                <text:p>0.001707301</text:p>
              </table:table-cell>
              <table:table-cell office:value-type="float" office:value="0.002104529">
                <text:p>0.0021045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1163656">
                <text:p>0.001163656</text:p>
              </table:table-cell>
              <table:table-cell office:value-type="float" office:value="0.001447667">
                <text:p>0.001447667</text:p>
              </table:table-cell>
              <table:table-cell office:value-type="float" office:value="0.001698433">
                <text:p>0.001698433</text:p>
              </table:table-cell>
              <table:table-cell office:value-type="float" office:value="0.001965549">
                <text:p>0.00196554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42315304">
                <text:p>0.042315304</text:p>
              </table:table-cell>
              <table:table-cell office:value-type="float" office:value="0.138474565">
                <text:p>0.138474565</text:p>
              </table:table-cell>
              <table:table-cell office:value-type="float" office:value="0.134141867">
                <text:p>0.134141867</text:p>
              </table:table-cell>
              <table:table-cell office:value-type="float" office:value="0.13687994">
                <text:p>0.1368799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2.118597367">
                <text:p>92.118597367</text:p>
              </table:table-cell>
              <table:table-cell office:value-type="float" office:value="158.013176669">
                <text:p>158.013176669</text:p>
              </table:table-cell>
              <table:table-cell office:value-type="float" office:value="181.492296893">
                <text:p>181.492296893</text:p>
              </table:table-cell>
              <table:table-cell office:value-type="float" office:value="171.639371773">
                <text:p>171.63937177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8.3547444">
                <text:p>708.3547444</text:p>
              </table:table-cell>
              <table:table-cell office:value-type="float" office:value="231.426154708">
                <text:p>231.426154708</text:p>
              </table:table-cell>
              <table:table-cell office:value-type="float" office:value="243.622530747">
                <text:p>243.622530747</text:p>
              </table:table-cell>
              <table:table-cell office:value-type="float" office:value="240.472388651">
                <text:p>240.47238865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